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9225e" officeooo:paragraph-rsid="0009225e"/>
    </style:style>
    <style:style style:name="P2" style:family="paragraph" style:parent-style-name="Preformatted_20_Text">
      <style:paragraph-properties fo:text-align="center" style:justify-single-word="false"/>
      <style:text-properties fo:font-size="14pt" fo:font-weight="bold" officeooo:rsid="0009225e" officeooo:paragraph-rsid="0009225e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text-align="justify" style:justify-single-word="false"/>
      <style:text-properties fo:font-size="12pt" fo:font-weight="normal" officeooo:rsid="0009225e" officeooo:paragraph-rsid="0009225e" style:font-size-asian="10.5pt" style:font-weight-asian="normal" style:font-size-complex="12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font-size="12pt" fo:font-weight="normal" officeooo:rsid="0009225e" officeooo:paragraph-rsid="0009225e" style:font-size-asian="10.5pt" style:font-weight-asian="normal" style:font-size-complex="12pt" style:font-weight-complex="normal"/>
    </style:style>
    <style:style style:name="P6" style:family="paragraph" style:parent-style-name="Preformatted_20_Text">
      <style:text-properties fo:font-size="12pt" style:font-size-asian="12pt" style:font-size-complex="12pt"/>
    </style:style>
    <style:style style:name="P7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2pt" officeooo:rsid="000cce36" officeooo:paragraph-rsid="000cce36" style:font-size-asian="12pt" style:font-size-complex="12pt"/>
    </style:style>
    <style:style style:name="P8" style:family="paragraph" style:parent-style-name="Preformatted_20_Text">
      <style:paragraph-properties fo:text-align="justify" style:justify-single-word="false"/>
      <style:text-properties fo:font-size="12pt" fo:font-weight="normal" officeooo:rsid="0009225e" officeooo:paragraph-rsid="0009da54" style:font-size-asian="10.5pt" style:font-weight-asian="normal" style:font-size-complex="12pt" style:font-weight-complex="normal"/>
    </style:style>
    <style:style style:name="P9" style:family="paragraph" style:parent-style-name="Preformatted_20_Text">
      <style:paragraph-properties fo:text-align="justify" style:justify-single-word="false"/>
      <style:text-properties fo:font-size="12pt" fo:font-weight="normal" officeooo:rsid="0011dd56" officeooo:paragraph-rsid="0011dd56" style:font-size-asian="10.5pt" style:font-weight-asian="normal" style:font-size-complex="12pt" style:font-weight-complex="normal"/>
    </style:style>
    <style:style style:name="P10" style:family="paragraph" style:parent-style-name="Preformatted_20_Text">
      <style:text-properties fo:font-size="12pt" style:font-size-asian="12pt" style:font-size-complex="12pt"/>
    </style:style>
    <style:style style:name="P11" style:family="paragraph" style:parent-style-name="Preformatted_20_Text">
      <style:text-properties fo:font-size="12pt" officeooo:paragraph-rsid="0011dd56" style:font-size-asian="12pt" style:font-size-complex="12pt"/>
    </style:style>
    <style:style style:name="P12" style:family="paragraph" style:parent-style-name="Preformatted_20_Text">
      <style:text-properties fo:font-size="12pt" fo:font-weight="bold" officeooo:paragraph-rsid="0011dd56" style:font-size-asian="12pt" style:font-weight-asian="bold" style:font-size-complex="12pt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fo:font-size="12pt" fo:font-weight="bold" officeooo:rsid="0011dd56" officeooo:paragraph-rsid="0011dd56" style:font-size-asian="10.5pt" style:font-weight-asian="bold" style:font-size-complex="12pt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fo:font-size="14pt" fo:font-weight="bold" officeooo:rsid="0009225e" officeooo:paragraph-rsid="0009225e" style:font-size-asian="14pt" style:font-weight-asian="bold" style:font-size-complex="14pt" style:font-weight-complex="bold"/>
    </style:style>
    <style:style style:name="P15" style:family="paragraph" style:parent-style-name="Preformatted_20_Text">
      <style:paragraph-properties fo:text-align="center" style:justify-single-word="false"/>
      <style:text-properties fo:font-size="14pt" fo:font-weight="bold" officeooo:rsid="000cce36" officeooo:paragraph-rsid="000cce36" style:font-size-asian="14pt" style:font-weight-asian="bold" style:font-size-complex="14pt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fo:color="#000000" style:font-name="DejaVu Sans Mono" fo:font-size="14pt" fo:font-weight="normal" officeooo:paragraph-rsid="0011dd56" style:font-size-asian="14pt" style:font-weight-asian="normal" style:font-size-complex="14pt" style:font-weight-complex="normal"/>
    </style:style>
    <style:style style:name="P17" style:family="paragraph" style:parent-style-name="Preformatted_20_Text">
      <style:text-properties fo:color="#000000" style:font-name="Liberation Serif" fo:font-size="14pt" style:font-size-asian="14pt" style:font-size-complex="14pt"/>
    </style:style>
    <style:style style:name="P18" style:family="paragraph" style:parent-style-name="Preformatted_20_Text">
      <style:paragraph-properties fo:text-align="start" style:justify-single-word="false"/>
      <style:text-properties fo:color="#000000" style:font-name="Liberation Serif" fo:font-size="14pt" fo:font-weight="bold" officeooo:rsid="0011dd56" officeooo:paragraph-rsid="0011dd56" style:font-size-asian="14pt" style:font-weight-asian="bold" style:font-size-complex="14pt" style:font-weight-complex="bold"/>
    </style:style>
    <style:style style:name="P19" style:family="paragraph" style:parent-style-name="Preformatted_20_Text">
      <style:paragraph-properties fo:text-align="start" style:justify-single-word="false"/>
      <style:text-properties fo:color="#000000" style:font-name="Liberation Serif" fo:font-size="14pt" fo:font-style="italic" fo:font-weight="normal" officeooo:paragraph-rsid="0011dd56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Preformatted_20_Text">
      <style:text-properties style:font-name="Liberation Serif" fo:font-size="14pt" style:font-size-asian="14pt" style:font-size-complex="14pt"/>
    </style:style>
    <style:style style:name="P21" style:family="paragraph" style:parent-style-name="Preformatted_20_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2" style:family="paragraph" style:parent-style-name="Preformatted_20_Text">
      <style:text-properties style:font-name="Liberation Serif" fo:font-size="14pt" fo:font-weight="bold" officeooo:rsid="0011dd56" officeooo:paragraph-rsid="0011dd56" style:font-size-asian="14pt" style:font-weight-asian="bold" style:font-size-complex="14pt" style:font-weight-complex="bold"/>
    </style:style>
    <style:style style:name="P23" style:family="paragraph" style:parent-style-name="Preformatted_20_Text">
      <style:text-properties style:font-name="Liberation Serif" fo:font-size="14pt" fo:font-weight="bold" officeooo:paragraph-rsid="0011dd56" style:font-size-asian="14pt" style:font-weight-asian="bold" style:font-size-complex="14pt" style:font-weight-complex="bold"/>
    </style:style>
    <style:style style:name="P24" style:family="paragraph" style:parent-style-name="Preformatted_20_Text">
      <style:paragraph-properties fo:text-align="justify" style:justify-single-word="false"/>
      <style:text-properties style:font-name="Liberation Serif" fo:font-size="14pt" fo:font-weight="normal" officeooo:rsid="0009225e" officeooo:paragraph-rsid="0009225e" style:font-size-asian="14pt" style:font-weight-asian="normal" style:font-size-complex="14pt" style:font-weight-complex="normal"/>
    </style:style>
    <style:style style:name="P25" style:family="paragraph" style:parent-style-name="Preformatted_20_Text">
      <style:paragraph-properties fo:text-align="justify" style:justify-single-word="false"/>
      <style:text-properties style:font-name="Liberation Serif" fo:font-size="14pt" fo:font-weight="normal" officeooo:rsid="0009225e" officeooo:paragraph-rsid="0009da54" style:font-size-asian="14pt" style:font-weight-asian="normal" style:font-size-complex="14pt" style:font-weight-complex="normal"/>
    </style:style>
    <style:style style:name="P26" style:family="paragraph" style:parent-style-name="Preformatted_20_Text">
      <style:paragraph-properties fo:text-align="justify" style:justify-single-word="false"/>
      <style:text-properties style:font-name="Liberation Serif" fo:font-size="14pt" fo:font-weight="normal" officeooo:rsid="0009da54" officeooo:paragraph-rsid="0009da54" style:font-size-asian="14pt" style:font-weight-asian="normal" style:font-size-complex="14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font-size="16pt" fo:font-weight="bold" officeooo:rsid="0011dd56" officeooo:paragraph-rsid="0011dd56" style:font-size-asian="16pt" style:font-weight-asian="bold" style:font-size-complex="16pt" style:font-weight-complex="bold"/>
    </style:style>
    <style:style style:name="P28" style:family="paragraph" style:parent-style-name="Preformatted_20_Text">
      <style:text-properties officeooo:rsid="0009225e" officeooo:paragraph-rsid="0009225e"/>
    </style:style>
    <style:style style:name="P29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4pt" style:font-size-asian="14pt" style:font-size-complex="14pt"/>
    </style:style>
    <style:style style:name="P30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4pt" fo:font-style="italic" style:font-size-asian="14pt" style:font-style-asian="italic" style:font-size-complex="14pt" style:font-style-complex="italic"/>
    </style:style>
    <style:style style:name="P31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4pt" fo:font-style="normal" officeooo:rsid="0011dd56" officeooo:paragraph-rsid="0011dd56" style:font-size-asian="14pt" style:font-style-asian="normal" style:font-size-complex="14pt" style:font-style-complex="normal"/>
    </style:style>
    <style:style style:name="P32" style:family="paragraph" style:parent-style-name="Preformatted_20_Text">
      <style:paragraph-properties fo:margin-top="0cm" fo:margin-bottom="0.499cm" loext:contextual-spacing="false"/>
      <style:text-properties style:font-name="Liberation Serif" fo:font-size="14pt" style:font-size-asian="14pt" style:font-size-complex="14pt"/>
    </style:style>
    <style:style style:name="P33" style:family="paragraph" style:parent-style-name="Preformatted_20_Text">
      <style:paragraph-properties fo:margin-top="0cm" fo:margin-bottom="0.499cm" loext:contextual-spacing="false"/>
      <style:text-properties fo:font-size="14pt" style:font-size-asian="14pt" style:font-size-complex="14pt"/>
    </style:style>
    <style:style style:name="P34" style:family="paragraph" style:parent-style-name="Preformatted_20_Text">
      <style:text-properties fo:color="#000000" style:font-name="Liberation Serif" fo:font-size="14pt" style:font-size-asian="14pt" style:font-size-complex="14pt"/>
    </style:style>
    <style:style style:name="P35" style:family="paragraph" style:parent-style-name="Preformatted_20_Text">
      <style:text-properties fo:color="#000000" style:font-name="Liberation Serif" fo:font-size="14pt" fo:font-style="italic" style:font-size-asian="14pt" style:font-style-asian="italic" style:font-size-complex="14pt" style:font-style-complex="italic"/>
    </style:style>
    <style:style style:name="P36" style:family="paragraph" style:parent-style-name="Обычный_7e_LT_7e_Gliederung_20_1">
      <style:paragraph-properties fo:text-align="justify" style:justify-single-word="false"/>
      <style:text-properties style:font-name="Liberation Serif" fo:font-size="14pt" fo:font-weight="normal" officeooo:rsid="0009225e" officeooo:paragraph-rsid="0011dd56" style:font-size-asian="14pt" style:font-weight-asian="normal" style:font-size-complex="14pt" style:font-weight-complex="normal"/>
    </style:style>
    <style:style style:name="T1" style:family="text">
      <style:text-properties officeooo:rsid="0009da54"/>
    </style:style>
    <style:style style:name="T2" style:family="text">
      <style:text-properties officeooo:rsid="0009e3ca"/>
    </style:style>
    <style:style style:name="T3" style:family="text">
      <style:text-properties officeooo:rsid="000af904"/>
    </style:style>
    <style:style style:name="T4" style:family="text">
      <style:text-properties fo:color="#000000"/>
    </style:style>
    <style:style style:name="T5" style:family="text">
      <style:text-properties fo:color="#000000" style:font-name="Liberation Serif"/>
    </style:style>
    <style:style style:name="T6" style:family="text">
      <style:text-properties officeooo:rsid="00112770"/>
    </style:style>
    <style:style style:name="T7" style:family="text">
      <style:text-properties officeooo:rsid="0011dd56"/>
    </style:style>
    <style:style style:name="T8" style:family="text">
      <style:text-properties style:font-name="Liberation Serif" fo:font-size="14pt" style:font-size-asian="14pt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12770" style:font-weight-asian="bold" style:font-weight-complex="bold"/>
    </style:style>
    <style:style style:name="T11" style:family="text">
      <style:text-properties fo:font-weight="bold" officeooo:rsid="0011dd56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Эксперимент проводился на <text:span text:style-name="T7">примере «fishes.txt»</text:span></text:p>
      <text:p text:style-name="P1"/>
      <text:p text:style-name="P2"><text:bookmark-start text:name="__DdeLink__0_364874841"/>Общие сведения<text:bookmark-end text:name="__DdeLink__0_364874841"/></text:p>
      <text:p text:style-name="P4"><text:tab/><text:span text:style-name="T8">Языковая модель — математическая модель, которая вычисляет вероятность появления последовательности слов или условную вероятность появления слов в контексте.</text:span></text:p>
      <text:p text:style-name="P24"><text:tab/>Перплексия (perplexity) — характеристика качества языковой модели, которая является средним числом вариантов из которых происходит выбор на каждом шаге.</text:p>
      <text:p text:style-name="P24"><text:tab/>Как правило исходный текстовый корпус разбивают на три части:</text:p>
      <text:p text:style-name="P24">1. Обучающий корпус;</text:p>
      <text:p text:style-name="P24">2. Held-out корпус для подборки параметров;</text:p>
      <text:p text:style-name="P24">3. Тестовый корпус.</text:p>
      <text:p text:style-name="P24"><text:tab/>Для того чтобы вычислить словарь вероятностей, на основе тестового корпуса, необходимо подсчитать частоты появления n-грамм. Некоторые из n-грамм, которые встречаются в <text:span text:style-name="T1">тестовом корпусе могут отсутствовать в обучающем. По этой причине такие n-граммы будут иметь нулевую вероятность появления. Чтобы этого избежать используются методики сглаживания.</text:span></text:p>
      <text:p text:style-name="P24"><text:tab/><text:span text:style-name="T1">Сглаживание по Линдстоуну подразумевает вычисление вероятности по следующей формуле:</text:span></text:p>
      <text:p text:style-name="P25"><text:tab/><draw:frame draw:style-name="fr1" draw:name="Объект1" text:anchor-type="as-char" svg:y="-0.723cm" svg:width="5.69cm" svg:height="1.101cm" draw:z-index="0"><draw:object xlink:href="./Object 1" xlink:type="simple" xlink:show="embed" xlink:actuate="onLoad"/><draw:image xlink:href="./ObjectReplacements/Object 1" xlink:type="simple" xlink:show="embed" xlink:actuate="onLoad"/></draw:frame>,</text:p>
      <text:p text:style-name="P25"><text:s/><text:tab/><text:span text:style-name="T1">где C — частота n-граммы, </text:span></text:p>
      <text:p text:style-name="P26"><text:tab/>N — количество n-грамм в обучающем корпусе,</text:p>
      <text:p text:style-name="P25"><text:tab/><text:span text:style-name="T1">B — количество типов n-грамм в исходном корпусе.</text:span></text:p>
      <text:p text:style-name="P25"><text:bookmark-start text:name="__DdeLink__402_917978561"/><text:tab/><text:bookmark-end text:name="__DdeLink__402_917978561"/><text:span text:style-name="T2">Сглаживание Good Turing подразумевает вычисление вероятности по следующей формуле:</text:span></text:p>
      <text:p text:style-name="P25"><text:tab/><draw:frame draw:style-name="fr1" draw:name="Объект2" text:anchor-type="as-char" svg:y="-0.723cm" svg:width="2.969cm" svg:height="1.19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5"><text:tab/><draw:frame draw:style-name="fr1" draw:name="Объект3" text:anchor-type="as-char" svg:y="-0.619cm" svg:width="3.895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5"/>
      <text:p text:style-name="P25"><text:tab/><text:span text:style-name="T2">где Nc — количество слов с частотой с,</text:span></text:p>
      <text:p text:style-name="P25"><text:tab/><text:span text:style-name="T2">N — общее количество слов в обучающем корпусе.</text:span></text:p>
      <text:p text:style-name="P36"><text:span text:style-name="T7">Для новых слов вероятность считается по формуле: </text:span>Pgt=N1/N. <text:span text:style-name="T7">Стоит отметить, что для того чтобы получить вероятность для конкретного нового слова, то вероятность Pgt нужно разделить на количество новых слов.</text:span></text:p>
      <text:p text:style-name="P25"><text:tab/><text:span text:style-name="T3">Перплексия вычисляется по формуле:</text:span></text:p>
      <text:p text:style-name="P25"><text:tab/><draw:frame draw:style-name="fr1" draw:name="Объект4" text:anchor-type="as-char" svg:y="-0.79cm" svg:width="3.554cm" svg:height="0.88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8"/>
      <text:p text:style-name="P27">Используемые параметры и текст</text:p>
      <text:p text:style-name="P18">Текстовый корпус:</text:p>
      <text:p text:style-name="P19">карп карп карп карп карп карп карп карп карп карп</text:p>
      <text:p text:style-name="P35">щука щука щука белорыбица белорыбица форель лосось угорь</text:p>
      <text:p text:style-name="P35"><text:soft-page-break/>карп карп карп карп карп карп карп карп карп карп</text:p>
      <text:p text:style-name="P30">щука щука щука белорыбица белорыбица форель лосось кит</text:p>
      <text:p text:style-name="P31">Обучающий корпус 50%</text:p>
      <text:p text:style-name="P31">Корпус для подбора параметров 25%</text:p>
      <text:p text:style-name="P31">Тестовый корпус 25%</text:p>
      <text:p text:style-name="P16"/>
      <text:p text:style-name="P13"/>
      <text:p text:style-name="P9"/>
      <text:p text:style-name="P4"/>
      <text:p text:style-name="P2"><text:bookmark-start text:name="__DdeLink__5_364874841"/>Униграммы<text:bookmark-end text:name="__DdeLink__5_364874841"/></text:p>
      <text:p text:style-name="P15"/>
      <text:p text:style-name="P6">Уникальных униграмм: <text:span text:style-name="T7">7</text:span></text:p>
      <text:p text:style-name="P22"><text:bookmark-start text:name="__DdeLink__404_917978561"/>MLE:<text:bookmark-end text:name="__DdeLink__404_917978561"/></text:p>
      <text:p text:style-name="P17">карп = 0.5555555555555556</text:p>
      <text:p text:style-name="P17">щука = 0.16666666666666666</text:p>
      <text:p text:style-name="P17">белорыбица = 0.1111111111111111</text:p>
      <text:p text:style-name="P17">лосось = 0.05555555555555555</text:p>
      <text:p text:style-name="P17">угорь = 0.05555555555555555</text:p>
      <text:p text:style-name="P29">форель = 0.05555555555555555</text:p>
      <text:p text:style-name="P6"/>
      <text:p text:style-name="P6"/>
      <text:p text:style-name="P12">Линдстоун (<text:bookmark-start text:name="__DdeLink__3_364874841"/>PP=<text:span text:style-name="T7">10.635834245050717, labmda=0.1</text:span>)<text:bookmark-end text:name="__DdeLink__3_364874841"/>:</text:p>
      <text:p text:style-name="P17">карп = 0.5401069518716578</text:p>
      <text:p text:style-name="P17">щука = 0.16577540106951874</text:p>
      <text:p text:style-name="P17">белорыбица = 0.11229946524064172</text:p>
      <text:p text:style-name="P17">форель = 0.05882352941176471</text:p>
      <text:p text:style-name="P17">лосось = 0.05882352941176471</text:p>
      <text:p text:style-name="P17">угорь = 0.05882352941176471</text:p>
      <text:p text:style-name="P29">кит = 0.005347593582887701</text:p>
      <text:p text:style-name="P6"/>
      <text:p text:style-name="P23">Good Turing (PP=<text:span text:style-name="T7">6.857689928400871</text:span>):</text:p>
      <text:p text:style-name="P17">карп = 0.42777777777777776</text:p>
      <text:p text:style-name="P17">щука = 0.2222222222222222</text:p>
      <text:p text:style-name="P17">кит = 0.16666666666666666</text:p>
      <text:p text:style-name="P17">белорыбица = 0.16666666666666666</text:p>
      <text:p text:style-name="P17">угорь = 0.037037037037037035</text:p>
      <text:p text:style-name="P17">лосось = 0.037037037037037035</text:p>
      <text:p text:style-name="P29">форель = 0.037037037037037035</text:p>
      <text:p text:style-name="P20"/>
      <text:p text:style-name="P20"/>
      <text:p text:style-name="P21"><text:bookmark-start text:name="__DdeLink__406_917978561"/><text:soft-page-break/><text:span text:style-name="T7">Вероятность слов в тестовом корпусе</text:span>:<text:bookmark-end text:name="__DdeLink__406_917978561"/></text:p>
      <text:p text:style-name="P17">щука = 0.3333333333333333</text:p>
      <text:p text:style-name="P17">белорыбица = 0.2222222222222222</text:p>
      <text:p text:style-name="P17">лосось = 0.1111111111111111</text:p>
      <text:p text:style-name="P17">карп = 0.1111111111111111</text:p>
      <text:p text:style-name="P17">кит = 0.1111111111111111</text:p>
      <text:p text:style-name="P32"><text:span text:style-name="T4">форель = 0.1111111111111111</text:span></text:p>
      <text:p text:style-name="P20"/>
      <text:p text:style-name="P3">Биграммы</text:p>
      <text:p text:style-name="P11">Уникальных биграм: <text:span text:style-name="T7">10</text:span></text:p>
      <text:p text:style-name="P6"/>
      <text:p text:style-name="P22">MLE:</text:p>
      <text:p text:style-name="P17">('карп', 'карп') = 0.5294117647058824</text:p>
      <text:p text:style-name="P17">('щука', 'щука') = 0.11764705882352941</text:p>
      <text:p text:style-name="P17">('щука', 'белорыбица') = 0.058823529411764705</text:p>
      <text:p text:style-name="P17">('белорыбица', 'форель') = 0.058823529411764705</text:p>
      <text:p text:style-name="P17">('форель', 'лосось') = 0.058823529411764705</text:p>
      <text:p text:style-name="P17">('белорыбица', 'белорыбица') = 0.058823529411764705</text:p>
      <text:p text:style-name="P17">('карп', 'щука') = 0.058823529411764705</text:p>
      <text:p text:style-name="P33"><text:span text:style-name="T5">('лосось', 'угорь') = 0.058823529411764705</text:span></text:p>
      <text:p text:style-name="P6"/>
      <text:p text:style-name="P11"><text:span text:style-name="T9">По Линдстоуну </text:span><text:span text:style-name="T10">(PP=</text:span><text:span text:style-name="T11">18.7865595378466, lambda=0.1</text:span><text:span text:style-name="T10">):</text:span></text:p>
      <text:p text:style-name="P17">('карп', 'карп') = 0.5055555555555555</text:p>
      <text:p text:style-name="P17">('щука', 'щука') = 0.11666666666666667</text:p>
      <text:p text:style-name="P17">('форель', 'лосось') = 0.061111111111111116</text:p>
      <text:p text:style-name="P17">('белорыбица', 'белорыбица') = 0.061111111111111116</text:p>
      <text:p text:style-name="P17">('белорыбица', 'форель') = 0.061111111111111116</text:p>
      <text:p text:style-name="P17">('щука', 'белорыбица') = 0.061111111111111116</text:p>
      <text:p text:style-name="P17">('лосось', 'угорь') = 0.061111111111111116</text:p>
      <text:p text:style-name="P17">('карп', 'щука') = 0.061111111111111116</text:p>
      <text:p text:style-name="P17">('лосось', 'кит') = 0.005555555555555556</text:p>
      <text:p text:style-name="P29">('угорь', 'карп') = 0.005555555555555556</text:p>
      <text:p text:style-name="P6"/>
      <text:p text:style-name="P6"/>
      <text:p text:style-name="P12">Good Tuting <text:span text:style-name="T6">(PP=22.373258220192373)</text:span>:</text:p>
      <text:p text:style-name="P17">('карп', 'карп') = 0.4117647058823529</text:p>
      <text:p text:style-name="P17">('щука', 'щука') = 0.17647058823529413</text:p>
      <text:p text:style-name="P17">('угорь', 'карп') = 0.17647058823529413</text:p>
      <text:p text:style-name="P17">('лосось', 'кит') = 0.17647058823529413</text:p>
      <text:p text:style-name="P17">('лосось', 'угорь') = 0.0196078431372549</text:p>
      <text:p text:style-name="P17">('карп', 'щука') = 0.0196078431372549</text:p>
      <text:p text:style-name="P17">('белорыбица', 'белорыбица') = 0.0196078431372549</text:p>
      <text:p text:style-name="P17">('белорыбица', 'форель') = 0.0196078431372549</text:p>
      <text:p text:style-name="P17"><text:soft-page-break/>('щука', 'белорыбица') = 0.0196078431372549</text:p>
      <text:p text:style-name="P29">('форель', 'лосось') = 0.0196078431372549</text:p>
      <text:p text:style-name="P6"/>
      <text:p text:style-name="P6"/>
      <text:p text:style-name="P23"><text:span text:style-name="T7">Вероятность слов в тестовом корпусе</text:span>:</text:p>
      <text:p text:style-name="P17">('щука', 'щука') = 0.25</text:p>
      <text:p text:style-name="P17">('белорыбица', 'форель') = 0.125</text:p>
      <text:p text:style-name="P17">('форель', 'лосось') = 0.125</text:p>
      <text:p text:style-name="P17">('щука', 'белорыбица') = 0.125</text:p>
      <text:p text:style-name="P17">('белорыбица', 'белорыбица') = 0.125</text:p>
      <text:p text:style-name="P17">('карп', 'щука') = 0.125</text:p>
      <text:p text:style-name="P29">('лосось', 'кит') = 0.125</text:p>
      <text:p text:style-name="P6"/>
      <text:p text:style-name="Preformatted_20_Text"/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Название_20_1" style:display-name="Название 1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Название_20_2" style:display-name="Название 2" style:family="paragraph" style:parent-style-name="Обычный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Объекты_20_фона" style:display-name="Объекты фона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Заглавие1_7e_LT_7e_Gliederung_20_1" style:display-name="Заглавие1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лавие1_7e_LT_7e_Gliederung_20_2" style:display-name="Заглавие1~LT~Gliederung 2" style:family="paragraph" style:parent-style-name="Заглавие1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Заглавие1_7e_LT_7e_Gliederung_20_3" style:display-name="Заглавие1~LT~Gliederung 3" style:family="paragraph" style:parent-style-name="Заглавие1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Заглавие1_7e_LT_7e_Gliederung_20_4" style:display-name="Заглавие1~LT~Gliederung 4" style:family="paragraph" style:parent-style-name="Заглавие1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лавие1_7e_LT_7e_Gliederung_20_5" style:display-name="Заглавие1~LT~Gliederung 5" style:family="paragraph" style:parent-style-name="Заглавие1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лавие1_7e_LT_7e_Gliederung_20_6" style:display-name="Заглавие1~LT~Gliederung 6" style:family="paragraph" style:parent-style-name="Заглавие1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лавие1_7e_LT_7e_Gliederung_20_7" style:display-name="Заглавие1~LT~Gliederung 7" style:family="paragraph" style:parent-style-name="Заглавие1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лавие1_7e_LT_7e_Gliederung_20_8" style:display-name="Заглавие1~LT~Gliederung 8" style:family="paragraph" style:parent-style-name="Заглавие1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лавие1_7e_LT_7e_Gliederung_20_9" style:display-name="Заглавие1~LT~Gliederung 9" style:family="paragraph" style:parent-style-name="Заглавие1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лавие1_7e_LT_7e_Titel" style:display-name="Заглавие1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лавие1_7e_LT_7e_Untertitel" style:display-name="Заглавие1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лавие1_7e_LT_7e_Notizen" style:display-name="Заглавие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лавие1_7e_LT_7e_Hintergrundobjekte" style:display-name="Заглавие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лавие1_7e_LT_7e_Hintergrund" style:display-name="Заглавие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3T14:26:57.152772400</dc:date>
    <meta:editing-duration>PT47M3S</meta:editing-duration>
    <meta:editing-cycles>7</meta:editing-cycles>
    <meta:generator>LibreOffice/5.1.4.2$Linux_X86_64 LibreOffice_project/10m0$Build-2</meta:generator>
    <meta:document-statistic meta:table-count="0" meta:image-count="0" meta:object-count="4" meta:page-count="4" meta:paragraph-count="104" meta:word-count="493" meta:character-count="4196" meta:non-whitespace-character-count="3779"/>
  </office:meta>
</office:document-meta>
</file>

<file path=Object 1/content.xml><?xml version="1.0" encoding="utf-8"?>
<math xmlns="http://www.w3.org/1998/Math/MathML" display="block">
  <semantics>
    <mrow>
      <mstyle mathsize="12pt">
        <mrow>
          <msub>
            <mi>P</mi>
            <mstyle mathsize="8pt">
              <mstyle mathvariant="italic">
                <mtext>Lid</mtext>
              </mstyle>
            </mstyle>
          </msub>
          <mo stretchy="false">(</mo>
          <msub>
            <mi>w</mi>
            <mstyle mathsize="8pt">
              <mn>1</mn>
            </mstyle>
          </msub>
          <mo stretchy="false">⋯</mo>
          <msub>
            <mi>w</mi>
            <mstyle mathsize="8pt">
              <mi>n</mi>
            </mstyle>
          </msub>
          <mrow>
            <mo stretchy="false">)</mo>
            <mo stretchy="false">=</mo>
            <mfrac>
              <mrow>
                <mi>C</mi>
                <mo stretchy="false">(</mo>
                <msub>
                  <mi>w</mi>
                  <mstyle mathsize="8pt">
                    <mn>1</mn>
                  </mstyle>
                </msub>
                <mo stretchy="false">⋯</mo>
                <msub>
                  <mi>w</mi>
                  <mstyle mathsize="8pt">
                    <mi>n</mi>
                  </mstyle>
                </msub>
                <mrow>
                  <mo stretchy="false">)</mo>
                  <mo stretchy="false">+</mo>
                  <mi>λ</mi>
                </mrow>
              </mrow>
              <mrow>
                <mi>N</mi>
                <mo stretchy="false">+</mo>
                <mstyle mathvariant="italic">
                  <mtext>Bλ</mtext>
                </mstyle>
              </mrow>
            </mfrac>
          </mrow>
        </mrow>
      </mstyle>
      <mrow/>
    </mrow>
    <annotation encoding="StarMath 5.0"> size 12{P rSub { size 8{ ital "Lid"} }  \( w rSub { size 8{1} }  dotsaxis w rSub { size 8{n} }  \) = {  {C \( w rSub { size 8{1} }  dotsaxis w rSub { size 8{n} }  \) +λ}  over  {N+ ital "Bλ"} } } {}</annotation>
  </semantics>
</math>
</file>

<file path=Object 2/content.xml><?xml version="1.0" encoding="utf-8"?>
<math xmlns="http://www.w3.org/1998/Math/MathML" display="block">
  <semantics>
    <mrow>
      <mstyle mathsize="12pt">
        <mrow>
          <mi>c</mi>
          <mrow>
            <mi>'</mi>
            <mo stretchy="false">=</mo>
            <mfrac>
              <mrow>
                <mo stretchy="false">(</mo>
                <mrow>
                  <mi>c</mi>
                  <mo stretchy="false">+</mo>
                  <mn>1</mn>
                </mrow>
                <mo stretchy="false">)</mo>
                <msub>
                  <mi>N</mi>
                  <mstyle mathsize="8pt">
                    <mrow>
                      <mi>c</mi>
                      <mo stretchy="false">+</mo>
                      <mn>1</mn>
                    </mrow>
                  </mstyle>
                </msub>
              </mrow>
              <msub>
                <mi>N</mi>
                <mstyle mathsize="8pt">
                  <mi>c</mi>
                </mstyle>
              </msub>
            </mfrac>
          </mrow>
        </mrow>
      </mstyle>
      <mrow/>
    </mrow>
    <annotation encoding="StarMath 5.0"> size 12{c' = {  { \( c+1 \) N rSub { size 8{c+1} } }  over  {N rSub { size 8{c} } } } } {}</annotation>
  </semantics>
</math>
</file>

<file path=Object 3/content.xml><?xml version="1.0" encoding="utf-8"?>
<math xmlns="http://www.w3.org/1998/Math/MathML" display="block">
  <semantics>
    <mrow>
      <mstyle mathsize="12pt">
        <mrow>
          <mstyle mathvariant="italic">
            <mtext>Pgt</mtext>
          </mstyle>
          <mo stretchy="false">(</mo>
          <mi>x</mi>
          <mi mathvariant="normal">:</mi>
          <mi>c</mi>
          <mo stretchy="false">(</mo>
          <mi>x</mi>
          <mrow>
            <mo stretchy="false">)</mo>
            <mo stretchy="false">=</mo>
            <mi>c</mi>
          </mrow>
          <mrow>
            <mo stretchy="false">)</mo>
            <mo stretchy="false">=</mo>
            <mfrac>
              <mrow>
                <mi>c</mi>
                <mi>'</mi>
              </mrow>
              <mi>N</mi>
            </mfrac>
          </mrow>
        </mrow>
      </mstyle>
      <mrow/>
    </mrow>
    <annotation encoding="StarMath 5.0"> size 12{ ital "Pgt" \( x:c \( x \) =c \) = {  {c'}  over  {N} } } {}</annotation>
  </semantics>
</math>
</file>

<file path=Object 4/content.xml><?xml version="1.0" encoding="utf-8"?>
<math xmlns="http://www.w3.org/1998/Math/MathML" display="block">
  <semantics>
    <mrow>
      <mstyle mathsize="12pt">
        <mrow>
          <mstyle mathvariant="italic">
            <mtext>PP</mtext>
          </mstyle>
          <mo stretchy="false">=</mo>
          <msup>
            <mn>2</mn>
            <mstyle mathsize="8pt">
              <mrow>
                <mrow>
                  <mo stretchy="false">−</mo>
                  <mfrac>
                    <mn>1</mn>
                    <mi>N</mi>
                  </mfrac>
                </mrow>
                <mrow>
                  <msubsup>
                    <mo stretchy="false">∑</mo>
                    <mstyle mathsize="6pt">
                      <mn>1</mn>
                    </mstyle>
                    <mstyle mathsize="6pt">
                      <mi>N</mi>
                    </mstyle>
                  </msubsup>
                  <mrow/>
                </mrow>
                <msub>
                  <mtext>log</mtext>
                  <mstyle mathsize="6pt">
                    <mn>2</mn>
                  </mstyle>
                </msub>
                <mi>p</mi>
                <mo stretchy="false">(</mo>
                <mi>x</mi>
                <mo stretchy="false">)</mo>
              </mrow>
            </mstyle>
          </msup>
        </mrow>
      </mstyle>
      <mrow/>
    </mrow>
    <annotation encoding="StarMath 5.0"> size 12{ ital "PP"=2 rSup { size 8{ -  {  {1}  over  {N} }  Sum rSub { size 6{1} }  rSup { size 6{N} }  {} "log" rSub { size 6{2} } p \( x \) } } } {}</annotation>
  </semantics>
</math>
</file>